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1d2e3b" officeooo:paragraph-rsid="001d2e3b"/>
    </style:style>
    <style:style style:name="P2" style:family="paragraph" style:parent-style-name="Standard">
      <style:text-properties style:font-name="DejaVu Sans" officeooo:rsid="001ec4ae" officeooo:paragraph-rsid="001ec4ae"/>
    </style:style>
    <style:style style:name="P3" style:family="paragraph" style:parent-style-name="Standard">
      <style:text-properties style:font-name="DejaVu Sans" fo:font-weight="bold" officeooo:rsid="001d2e3b" officeooo:paragraph-rsid="001d2e3b" style:font-weight-asian="bold" style:font-weight-complex="bold"/>
    </style:style>
    <style:style style:name="P4" style:family="paragraph" style:parent-style-name="Standard">
      <style:text-properties style:font-name="DejaVu Sans" fo:font-weight="bold" officeooo:rsid="00222dd2" officeooo:paragraph-rsid="00222dd2" style:font-weight-asian="bold" style:font-weight-complex="bold"/>
    </style:style>
    <style:style style:name="P5" style:family="paragraph" style:parent-style-name="Standard">
      <style:text-properties style:font-name="DejaVu Sans" fo:font-weight="bold" officeooo:rsid="00222dd2" officeooo:paragraph-rsid="00232b6c" style:font-weight-asian="bold" style:font-weight-complex="bold"/>
    </style:style>
    <style:style style:name="P6" style:family="paragraph" style:parent-style-name="Standard">
      <style:text-properties style:font-name="DejaVu Sans" fo:font-weight="bold" officeooo:rsid="00222dd2" officeooo:paragraph-rsid="00232f1d" style:font-weight-asian="bold" style:font-weight-complex="bold"/>
    </style:style>
    <style:style style:name="P7" style:family="paragraph" style:parent-style-name="Standard">
      <style:text-properties style:font-name="DejaVu Sans" fo:font-weight="bold" officeooo:rsid="00222dd2" officeooo:paragraph-rsid="0024714e" style:font-weight-asian="bold" style:font-weight-complex="bold"/>
    </style:style>
    <style:style style:name="P8" style:family="paragraph" style:parent-style-name="Standard">
      <style:text-properties style:font-name="DejaVu Sans" officeooo:rsid="002028ea" officeooo:paragraph-rsid="002028ea"/>
    </style:style>
    <style:style style:name="P9" style:family="paragraph" style:parent-style-name="Standard">
      <style:text-properties style:font-name="DejaVu Sans" fo:font-style="italic" style:text-underline-style="none" fo:font-weight="bold" officeooo:rsid="00222dd2" officeooo:paragraph-rsid="00232f1d" style:font-style-asian="italic" style:font-weight-asian="bold" style:font-style-complex="italic" style:font-weight-complex="bold"/>
    </style:style>
    <style:style style:name="P10" style:family="paragraph" style:parent-style-name="Standard">
      <style:text-properties style:font-name="DejaVu Sans" fo:font-style="italic" style:text-underline-style="none" fo:font-weight="bold" officeooo:rsid="00232b6c" officeooo:paragraph-rsid="00232b6c" style:font-style-asian="italic" style:font-weight-asian="bold" style:font-style-complex="italic" style:font-weight-complex="bold"/>
    </style:style>
    <style:style style:name="P11" style:family="paragraph" style:parent-style-name="Standard">
      <style:text-properties style:font-name="DejaVu Sans" fo:font-style="italic" style:text-underline-style="none" fo:font-weight="bold" officeooo:rsid="00232f1d" officeooo:paragraph-rsid="00232f1d" style:font-style-asian="italic" style:font-weight-asian="bold" style:font-style-complex="italic" style:font-weight-complex="bold"/>
    </style:style>
    <style:style style:name="P12" style:family="paragraph" style:parent-style-name="Standard">
      <style:text-properties style:font-name="DejaVu Sans" fo:font-style="normal" style:text-underline-style="solid" style:text-underline-width="auto" style:text-underline-color="font-color" fo:font-weight="normal" officeooo:rsid="00222dd2" officeooo:paragraph-rsid="00222dd2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DejaVu Sans" fo:font-style="normal" style:text-underline-style="none" fo:font-weight="bold" officeooo:rsid="00222dd2" officeooo:paragraph-rsid="00222dd2" style:font-style-asian="normal" style:font-weight-asian="bold" style:font-style-complex="normal" style:font-weight-complex="bold"/>
    </style:style>
    <style:style style:name="P14" style:family="paragraph" style:parent-style-name="Standard">
      <style:text-properties style:font-name="DejaVu Sans" fo:font-style="normal" style:text-underline-style="none" fo:font-weight="bold" officeooo:rsid="00222dd2" officeooo:paragraph-rsid="00232b6c" style:font-style-asian="normal" style:font-weight-asian="bold" style:font-style-complex="normal" style:font-weight-complex="bold"/>
    </style:style>
    <style:style style:name="P15" style:family="paragraph" style:parent-style-name="Standard">
      <style:text-properties style:font-name="DejaVu Sans" fo:font-style="normal" style:text-underline-style="none" fo:font-weight="bold" officeooo:rsid="00222dd2" officeooo:paragraph-rsid="00232f1d" style:font-style-asian="normal" style:font-weight-asian="bold" style:font-style-complex="normal" style:font-weight-complex="bold"/>
    </style:style>
    <style:style style:name="P16" style:family="paragraph" style:parent-style-name="Standard">
      <style:text-properties style:font-name="DejaVu Sans" fo:font-style="normal" style:text-underline-style="none" fo:font-weight="bold" officeooo:rsid="00232b6c" officeooo:paragraph-rsid="00232b6c" style:font-style-asian="normal" style:font-weight-asian="bold" style:font-style-complex="normal" style:font-weight-complex="bold"/>
    </style:style>
    <style:style style:name="P17" style:family="paragraph" style:parent-style-name="Standard">
      <style:text-properties style:font-name="DejaVu Sans" fo:font-style="normal" style:text-underline-style="none" fo:font-weight="bold" officeooo:rsid="00232b6c" officeooo:paragraph-rsid="0024714e" style:font-style-asian="normal" style:font-weight-asian="bold" style:font-style-complex="normal" style:font-weight-complex="bold"/>
    </style:style>
    <style:style style:name="P18" style:family="paragraph" style:parent-style-name="Standard">
      <style:text-properties style:font-name="DejaVu Sans" fo:font-style="normal" style:text-underline-style="none" fo:font-weight="normal" officeooo:rsid="00222dd2" officeooo:paragraph-rsid="00222dd2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DejaVu Sans" fo:font-style="normal" style:text-underline-style="none" fo:font-weight="normal" officeooo:rsid="00222dd2" officeooo:paragraph-rsid="00232b6c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DejaVu Sans" fo:font-weight="normal" officeooo:rsid="00222dd2" officeooo:paragraph-rsid="00222dd2" style:font-weight-asian="normal" style:font-weight-complex="normal"/>
    </style:style>
    <style:style style:name="P21" style:family="paragraph" style:parent-style-name="Standard">
      <style:text-properties style:font-name="DejaVu Sans" fo:font-weight="normal" officeooo:rsid="00232b6c" officeooo:paragraph-rsid="00232b6c" style:font-weight-asian="normal" style:font-weight-complex="normal"/>
    </style:style>
    <style:style style:name="P22" style:family="paragraph" style:parent-style-name="Standard">
      <style:text-properties style:font-name="DejaVu Sans" style:text-underline-style="solid" style:text-underline-width="auto" style:text-underline-color="font-color" fo:font-weight="normal" officeooo:rsid="00222dd2" officeooo:paragraph-rsid="00222dd2" style:font-weight-asian="normal" style:font-weight-complex="normal"/>
    </style:style>
    <style:style style:name="P23" style:family="paragraph" style:parent-style-name="Standard">
      <style:text-properties style:font-name="DejaVu Sans" fo:font-style="italic" style:text-underline-style="none" fo:font-weight="normal" officeooo:rsid="00222dd2" officeooo:paragraph-rsid="00222dd2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style:font-name="DejaVu Sans" fo:font-style="italic" style:text-underline-style="none" fo:font-weight="normal" officeooo:rsid="00232b6c" officeooo:paragraph-rsid="00232b6c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style:font-name="DejaVu Sans" fo:font-style="italic" style:text-underline-style="none" fo:font-weight="normal" officeooo:rsid="00232f1d" officeooo:paragraph-rsid="00232f1d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style:font-name="DejaVu Sans" fo:font-style="normal" style:text-underline-style="none" fo:font-weight="normal" officeooo:rsid="00222dd2" officeooo:paragraph-rsid="00232b6c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DejaVu Sans" fo:font-style="normal" style:text-underline-style="none" fo:font-weight="normal" officeooo:rsid="00232b6c" officeooo:paragraph-rsid="00232b6c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font-name="DejaVu Sans" fo:font-style="normal" style:text-underline-style="none" fo:font-weight="normal" officeooo:rsid="00232b6c" officeooo:paragraph-rsid="00232f1d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font-name="DejaVu Sans" fo:font-style="normal" style:text-underline-style="none" fo:font-weight="normal" officeooo:rsid="00232f1d" officeooo:paragraph-rsid="00232f1d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style:font-name="DejaVu Sans" fo:font-style="normal" style:text-underline-style="none" fo:font-weight="normal" officeooo:rsid="0024af5f" officeooo:paragraph-rsid="0024af5f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style:font-name="DejaVu Sans" fo:font-style="normal" style:text-underline-style="solid" style:text-underline-width="auto" style:text-underline-color="font-color" fo:font-weight="normal" officeooo:rsid="00232b6c" officeooo:paragraph-rsid="00232b6c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style:font-name="DejaVu Sans" fo:font-style="normal" style:text-underline-style="solid" style:text-underline-width="auto" style:text-underline-color="font-color" fo:font-weight="normal" officeooo:rsid="00232b6c" officeooo:paragraph-rsid="00232f1d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style:font-name="DejaVu Sans" fo:font-style="normal" style:text-underline-style="solid" style:text-underline-width="auto" style:text-underline-color="font-color" fo:font-weight="normal" officeooo:rsid="00232f1d" officeooo:paragraph-rsid="00232f1d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style:font-name="DejaVu Sans" fo:font-style="normal" style:text-underline-style="solid" style:text-underline-width="auto" style:text-underline-color="font-color" fo:font-weight="normal" officeooo:rsid="00232f1d" officeooo:paragraph-rsid="0024714e" style:font-style-asian="normal" style:font-weight-asian="normal" style:font-style-complex="normal" style:font-weight-complex="normal"/>
    </style:style>
    <style:style style:name="T1" style:family="text">
      <style:text-properties officeooo:rsid="001ec4ae"/>
    </style:style>
    <style:style style:name="T2" style:family="text">
      <style:text-properties officeooo:rsid="002028ea"/>
    </style:style>
    <style:style style:name="T3" style:family="text">
      <style:text-properties officeooo:rsid="00222dd2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32b6c" style:font-weight-asian="normal" style:font-weight-complex="normal"/>
    </style:style>
    <style:style style:name="T6" style:family="text">
      <style:text-properties fo:font-weight="normal" officeooo:rsid="00232f1d" style:font-weight-asian="normal" style:font-weight-complex="normal"/>
    </style:style>
    <style:style style:name="T7" style:family="text">
      <style:text-properties fo:font-weight="normal" officeooo:rsid="0024714e" style:font-weight-asian="normal" style:font-weight-complex="normal"/>
    </style:style>
    <style:style style:name="T8" style:family="text">
      <style:text-properties officeooo:rsid="00232b6c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22dd2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rking spaces app - założenia projektowe</text:p>
      <text:p text:style-name="P1"/>
      <text:p text:style-name="P1">Użytkownicy aplikacji (encja User) podzieleni są na trzy role: driver, operator i owner. Role powinny odpowiadać dostępowi do poszczególnych części aplikacji, jednak na razie nie zaimplenetowałam żadnych zabazpieczeń ani uwierzytelniania tokenami, ponieważ nie wiem o tym za dużo – używałam Spring Security tylko w przypadku logowania przez formularz a nie na REST api</text:p>
      <text:p text:style-name="P1"/>
      <text:p text:style-name="P1">Driver, operator i owner mają różne endpointy i zakładam użycie tutaj trzech różnych klas DTO do wyświetlania i zmiany tych userów.</text:p>
      <text:p text:style-name="P1"/>
      <text:p text:style-name="P1">Każdy Driver może mieć kilka samochodów (encja Car). Trzeba mieć dodany samochód aby zacząć parkowanie. Samochód ma rejestrację i opcjonalnie nazwę pozwalającą na wygodniejsze zarządzanie przez użytkownika (np. „samochód teściowej”).</text:p>
      <text:p text:style-name="P1">Rejestracja nie jest unikalna – <text:span text:style-name="T1">kilku użytkowników może dodać samochód z taką samą rejestracją – zakładam że często w rodzinie samochody są używane wymiennie i każdy użytkownik chce mieć możliwość płacenia za parkowanie, można też chciać zaparkować wypożyczonym samochodem.</text:span></text:p>
      <text:p text:style-name="P2">A gdyby kilku użytkowników odnosiło się do tej samej encji Car to mogliby zablokować sobie wzajemnie rozpoczęcie parkowania.</text:p>
      <text:p text:style-name="P1"/>
      <text:p text:style-name="P2">Unikalne jest id samochodu i na podstawie id zaczynamy nowe parkowanie.</text:p>
      <text:p text:style-name="P2"/>
      <text:p text:style-name="P2">Operator parkingu sprawdza bilety na podstawie rejestracji samochodu i otrzymuje odpowiedź true jeśli jakikolwiek użytkownik rozpoczął parkowanie tym samochodem (również jeśli zrobiło to 2 i więcej).</text:p>
      <text:p text:style-name="P2"/>
      <text:p text:style-name="P2">Dodałam strefy parkowania – być może była to niepotrzebna komplikacja w tym momencie, ale w perspektywie rozwoju aplikacji może wystąpić potrzeba rozszerzenia zasięgu na inne miasta lub zmiana przepisów w mieście – wprowadzenie kilku stref parkowania. Każda strefa ma przypisanych ownerów, operatorów <text:span text:style-name="T2">i</text:span> parking rates – <text:span text:style-name="T2">opłaty za parkowanie w danej strefie trzymane w bazie. Jest też liczba miejsc postojowych, mogłaby być przydatna przy różnych statystykach (np. jaki % miejsc jest zajętych w jakich godzinach przez użytkowników aplikacji). Strefa ma miasto i nazwę.</text:span></text:p>
      <text:p text:style-name="P2"/>
      <text:p text:style-name="P8">Do parkowania nie jest używany parking meter ale Parking Ticket – wydawało mi się to logiczniejsze. Bilet parkingowy jest tworzony przy rozpoczęciu parkowania – jeśli istnieje, tzn że rozpoczęliśmy parkowanie. Bilet jest aktywny dopóki nie wywołamy stop i nie zmienimy wartości isStopped na true.</text:p>
      <text:p text:style-name="P8"/>
      <text:p text:style-name="P8">Opłatę wyliczamy na podstawie startTime i stopTime oraz o<text:span text:style-name="T3">dp</text:span>owiedniego Parking Rates. Podtawową walutą jest PLN. Nie dodałam na razie żadych innych walut, bo wydaje mi się że przeliczanie powinno nastąpić dopiero przy czynności opłacania biletu na podstawie trzymanej w bilecie opłaty w PLN. Inaczej trudno byłoby np. zliczyć dochód z większej ilości biletów.</text:p>
      <text:p text:style-name="P8"/>
      <text:p text:style-name="P8">Właściciel strefy może zliczyć dochód z tej strefy z podanego dnia – biorę pod uwagę bilety które zostały zatrzymane w tym dniu (mogły zostać rozpoczęte przed północą).</text:p>
      <text:p text:style-name="P8"/>
      <text:p text:style-name="P2"><text:soft-page-break/></text:p>
      <text:p text:style-name="P4">Projekt API:</text:p>
      <text:p text:style-name="P4"/>
      <text:p text:style-name="P4">POST <text:s/></text:p>
      <text:p text:style-name="P20">drivers</text:p>
      <text:p text:style-name="P4">GET </text:p>
      <text:p text:style-name="P20">drivers</text:p>
      <text:p text:style-name="P4">GET , DELETE, PUT <text:s/></text:p>
      <text:p text:style-name="P20">drivers/{id}</text:p>
      <text:p text:style-name="P20"/>
      <text:p text:style-name="P4">POST <text:span text:style-name="T4"><text:s/></text:span></text:p>
      <text:p text:style-name="P20">drivers/{id}/cars</text:p>
      <text:p text:style-name="P4">GET</text:p>
      <text:p text:style-name="P20">drivers/{id}/cars</text:p>
      <text:p text:style-name="P4">GET , DELETE, PUT <text:s/></text:p>
      <text:p text:style-name="P20">drivers/{id}/cars/{carId}</text:p>
      <text:p text:style-name="P20"/>
      <text:p text:style-name="P4">POST</text:p>
      <text:p text:style-name="P22">drivers/cars/{carId}/zones/{zoneId}/newTicket</text:p>
      <text:p text:style-name="P22"/>
      <text:p text:style-name="P23">zaimplementowane – rozpoczęcie parkowania</text:p>
      <text:p text:style-name="P23">nie jestem pewna czy to jest dobra ścieżka…</text:p>
      <text:p text:style-name="P23"/>
      <text:p text:style-name="P4">PATCH</text:p>
      <text:p text:style-name="P12">drivers/tickets/{ticketId}/stop</text:p>
      <text:p text:style-name="P12"/>
      <text:p text:style-name="P23">zaimplementowane – koniec parkowania</text:p>
      <text:p text:style-name="P24">(Czy w takich sytuacjach ścieżka powinna raczej wyglądać </text:p>
      <text:p text:style-name="P10"><text:span text:style-name="T4">„</text:span><text:span text:style-name="T10">drivers/</text:span><text:span text:style-name="T9">{id}</text:span><text:span text:style-name="T10">/tickets/{ticketId}/stop”? </text:span><text:span text:style-name="T9">To wygląda logiczniej ale w zasadzie nie potrzebujemy id drivera?)</text:span></text:p>
      <text:p text:style-name="P23"/>
      <text:p text:style-name="P13">PATCH</text:p>
      <text:p text:style-name="P12">drivers/tickets/{ticketId}/calculateFee</text:p>
      <text:p text:style-name="P12"/>
      <text:p text:style-name="P23">zaimplementowane – oblicz opłatę</text:p>
      <text:p text:style-name="P11"><text:span text:style-name="T4">(W zasadzie </text:span><text:span text:style-name="T7">to błąd - </text:span><text:span text:style-name="T4">obliczanie opłaty powinno się odbyć automatycznie po zastopowaniu biletu, a tu endpoint /checkFee, </text:span><text:span text:style-name="T7">bo mogą powstać bilety zatrzymane z nieobliczoną opłatą przez które nie można obliczyć dochodu z dnia. A</text:span><text:span text:style-name="T4">le już tego nie zmieniam w tej chwili)</text:span></text:p>
      <text:p text:style-name="P23"/>
      <text:p text:style-name="P13">PATCH</text:p>
      <text:p text:style-name="P18">drivers/tickets/{ticketId}/pay</text:p>
      <text:p text:style-name="P16">GET</text:p>
      <text:p text:style-name="P19">drivers/{id}/tickets/<text:span text:style-name="T8">unpaid</text:span></text:p>
      <text:p text:style-name="P16">GET</text:p>
      <text:p text:style-name="P19">drivers/{id}/tickets</text:p>
      <text:p text:style-name="P19"/>
      <text:p text:style-name="P5">POST <text:s/></text:p>
      <text:p text:style-name="P21">zones</text:p>
      <text:p text:style-name="P5">GET </text:p>
      <text:p text:style-name="P21">zones</text:p>
      <text:p text:style-name="P5">GET , DELETE, PUT <text:s/></text:p>
      <text:p text:style-name="P14"><text:soft-page-break/><text:span text:style-name="T5">zones</text:span><text:span text:style-name="T4">/{id}</text:span></text:p>
      <text:p text:style-name="P19"/>
      <text:p text:style-name="P5">POST <text:s/></text:p>
      <text:p text:style-name="P21">zones/{id}/rates</text:p>
      <text:p text:style-name="P5">GET </text:p>
      <text:p text:style-name="P21">zones/{id}/rates</text:p>
      <text:p text:style-name="P5">GET , DELETE, PUT <text:s/></text:p>
      <text:p text:style-name="P27">zones/{id}/rates/{ratesId}</text:p>
      <text:p text:style-name="P27"/>
      <text:p text:style-name="P21"/>
      <text:p text:style-name="P5">GET </text:p>
      <text:p text:style-name="P21">zones/{id}/operators</text:p>
      <text:p text:style-name="P5">GET </text:p>
      <text:p text:style-name="P27">zones/{id}/owners</text:p>
      <text:p text:style-name="P19"/>
      <text:p text:style-name="P5">POST <text:s/></text:p>
      <text:p text:style-name="P21">operators</text:p>
      <text:p text:style-name="P5">GET </text:p>
      <text:p text:style-name="P21">operators</text:p>
      <text:p text:style-name="P5">GET , DELETE, PUT <text:s/></text:p>
      <text:p text:style-name="P14"><text:span text:style-name="T5">operators</text:span><text:span text:style-name="T4">/{id}</text:span></text:p>
      <text:p text:style-name="P19"/>
      <text:p text:style-name="P5">GET </text:p>
      <text:p text:style-name="P31">operators/zones/{zoneId}/checkTicket/{carLicense}</text:p>
      <text:p text:style-name="P31"/>
      <text:p text:style-name="P9"><text:span text:style-name="T4">zaimplementowane – </text:span><text:span text:style-name="T6">sprawdź bilet</text:span></text:p>
      <text:p text:style-name="P25"/>
      <text:p text:style-name="P6">POST <text:s/></text:p>
      <text:p text:style-name="P28">owners</text:p>
      <text:p text:style-name="P6">GET </text:p>
      <text:p text:style-name="P28">owners</text:p>
      <text:p text:style-name="P6">GET , DELETE, PUT <text:s/></text:p>
      <text:p text:style-name="P15"><text:span text:style-name="T5">owners</text:span><text:span text:style-name="T6">/{id}</text:span></text:p>
      <text:p text:style-name="P29"/>
      <text:p text:style-name="P6">GET </text:p>
      <text:p text:style-name="P33">owners/zones/{zoneId}/income/yyyy-MM-dd/{incomeDate}</text:p>
      <text:p text:style-name="P32"/>
      <text:p text:style-name="P9"><text:span text:style-name="T4">zaimplementowane – </text:span><text:span text:style-name="T6">sprawdź dochód z dnia w foormacie yyyy-MM-dd</text:span></text:p>
      <text:p text:style-name="P25"/>
      <text:p text:style-name="P7">GET </text:p>
      <text:p text:style-name="P17"><text:span text:style-name="T6">owners/zones/{zoneId}/income/yyyy-MM/{income</text:span><text:span text:style-name="T7">Month</text:span><text:span text:style-name="T6">}</text:span></text:p>
      <text:p text:style-name="P34"/>
      <text:p text:style-name="P34"/>
      <text:p text:style-name="P34"/>
      <text:p text:style-name="P34"/>
      <text:p text:style-name="P30">Baza danych na której sobie testowałam jest na amazon aws.</text:p>
      <text:p text:style-name="P30">Jest w niej kilka wartości:</text:p>
      <text:p text:style-name="P30">Zone o id 1,</text:p>
      <text:p text:style-name="P30">Driver zwykły id 1, vip id 4</text:p>
      <text:p text:style-name="P30">Samochody id 1 – WA11111, id 2 – WA22222, id 3 -WA33333</text:p>
      <text:p text:style-name="P30">Kilka ticketów z dnia 21.0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01:15:50.904675568</meta:creation-date>
    <dc:date>2018-03-21T04:29:20.545385972</dc:date>
    <meta:editing-duration>PT23M1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3" meta:paragraph-count="86" meta:word-count="610" meta:character-count="4536" meta:non-whitespace-character-count="3961"/>
  </office:meta>
</office:document-meta>
</file>